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language="fr" fo:country="FR"/>
    </style:style>
    <style:style style:name="P3" style:family="paragraph" style:parent-style-name="Standard">
      <style:paragraph-properties fo:break-before="page"/>
      <style:text-properties fo:language="fr" fo:country="FR"/>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2"/>
      <text:p text:style-name="P2">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2"/>
      <text:p text:style-name="P2">-Disons que j'ai... passé un marché avec Alice Nightray. Je vous raconterai tout si vous me filez un coup de main.</text:p>
      <text:p text:style-name="P2"/>
      <text:p text:style-name="P2">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2"/>
      <text:p text:style-name="P2">-Vous semblez bien connaître la Nightray Company. Vous avez travaillé pour eux ou un truc du genre ?</text:p>
      <text:p text:style-name="P3">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2"/>
      <text:p text:style-name="P2">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2"/>
      <text:p text:style-name="P2">-Hum... Je vois.</text:p>
      <text:p text:style-name="P2"/>
      <text:p text:style-name="P2">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2"/>
      <text:p text:style-name="P2">-C'est vrai ?! Vous m'y emmèneriez ?</text:p>
      <text:p text:style-name="P2"/>
      <text:p text:style-name="P2">Ses efforts allaient peut-être enfin porter leurs fr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01T20:58:04.99</dc:date>
    <meta:editing-duration>PT16H58M41S</meta:editing-duration>
    <meta:editing-cycles>902</meta:editing-cycles>
    <meta:generator>OpenOffice/4.1.1$Win32 OpenOffice.org_project/411m6$Build-9775</meta:generator>
    <dc:creator>Théo </dc:creator>
    <meta:document-statistic meta:table-count="0" meta:image-count="0" meta:object-count="0" meta:page-count="7" meta:paragraph-count="42" meta:word-count="3777" meta:character-count="22396"/>
  </office:meta>
</office:document-meta>
</file>